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82b4" officeooo:paragraph-rsid="001b82b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8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May</text:span> 202<text:span text:style-name="T5">3</text:span> under the <text:span text:style-name="T5">30th</text:span> PA Meeting.</text:p>
      <text:p text:style-name="P1"/>
      <text:p text:style-name="P1">The Assembly, recognising the current situation,</text:p>
      <text:p text:style-name="P1"/>
      <text:p text:style-name="P4">Constitutes the need to update to 1.19.4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Comradedoggo_23</text:p>
      <text:p text:style-name="P4">eldegron</text:p>
      <text:p text:style-name="P4">lemongrassjam</text:p>
      <text:p text:style-name="P1"/>
      <text:p text:style-name="P1"/>
      <text:p text:style-name="P1"/>
      <text:p text:style-name="Standard"><text:span text:style-name="T1">[</text:span><text:span text:style-name="T2">Motion 30-5: To update to 1.19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51:26.274419836</dc:date>
    <meta:editing-duration>PT2M6S</meta:editing-duration>
    <meta:editing-cycles>6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0" meta:word-count="42" meta:character-count="278" meta:non-whitespace-character-count="246"/>
  </office:meta>
</office:document-meta>
</file>